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fc42" officeooo:paragraph-rsid="000cfc42"/>
    </style:style>
    <style:style style:name="P2" style:family="paragraph" style:parent-style-name="Standard">
      <style:text-properties officeooo:paragraph-rsid="000cfc42"/>
    </style:style>
    <style:style style:name="P3" style:family="paragraph" style:parent-style-name="Standard">
      <style:text-properties officeooo:rsid="000dfac5" officeooo:paragraph-rsid="000dfac5"/>
    </style:style>
    <style:style style:name="P4" style:family="paragraph" style:parent-style-name="Standard">
      <style:text-properties officeooo:paragraph-rsid="000dfac5"/>
    </style:style>
    <style:style style:name="P5" style:family="paragraph" style:parent-style-name="Standard">
      <style:text-properties fo:font-weight="bold" officeooo:rsid="000cfc42" officeooo:paragraph-rsid="000cfc42" style:font-weight-asian="bold" style:font-weight-complex="bold"/>
    </style:style>
    <style:style style:name="P6" style:family="paragraph" style:parent-style-name="Standard">
      <style:text-properties fo:font-weight="bold" officeooo:rsid="000dfac5" officeooo:paragraph-rsid="000dfac5" style:font-weight-asian="bold" style:font-weight-complex="bold"/>
    </style:style>
    <style:style style:name="P7" style:family="paragraph" style:parent-style-name="Standard">
      <style:text-properties fo:font-weight="bold" officeooo:rsid="001111eb" officeooo:paragraph-rsid="001111eb" style:font-weight-asian="bold" style:font-weight-complex="bold"/>
    </style:style>
    <style:style style:name="T1" style:family="text">
      <style:text-properties officeooo:rsid="000cfc42"/>
    </style:style>
    <style:style style:name="T2" style:family="text">
      <style:text-properties officeooo:rsid="000dfac5"/>
    </style:style>
    <style:style style:name="T3" style:family="text">
      <style:text-properties officeooo:rsid="001111eb"/>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Genomic Data Science with Galaxy - Course Project - Write-up</text:p>
      <text:p text:style-name="P1"/>
      <text:p text:style-name="P1">The project's aim was to identify polymorphic sites in the genomes (more exactly: three sets of paired Illumina reads) of a human father - mother - daughter trio.</text:p>
      <text:p text:style-name="P1"/>
      <text:p text:style-name="P2"><text:span text:style-name="T1">After mapping the reads on the hg19 reference genome using BWA-MEM (v0.7.17.1), a quality analysis of the mapped reads, the addition of readgroups for each of the three individuals, filtering according to the map quality and the removal of duplicates, FreeBayes (v1.3.1) was invoked in order to identify sites which show strong support for the presence of a polymorphism.</text:span></text:p>
      <text:p text:style-name="P2"/>
      <text:p text:style-name="P1">Having obtained the VCF output from FreeBayes<text:span text:style-name="T2">, VCFfilter (v1.0.0) was used to include only those sites where the chance of a false positive call is 1 in 10,000 or better.</text:span></text:p>
      <text:p text:style-name="P1"/>
      <text:p text:style-name="P3">The final VCF output yielded the following results:</text:p>
      <text:p text:style-name="P3"/>
      <text:p text:style-name="P6">Total number of polymorphisms: <text:span text:style-name="T4">2,644</text:span></text:p>
      <text:p text:style-name="P6">Only SNPs: <text:span text:style-name="T4">2,306</text:span></text:p>
      <text:p text:style-name="P6">Only multi-nucleotide polymorphisms (MNPs): <text:span text:style-name="T4">7</text:span></text:p>
      <text:p text:style-name="P6">Only insertions: <text:span text:style-name="T4">126</text:span></text:p>
      <text:p text:style-name="P6">Only deletions: <text:span text:style-name="T4">136</text:span></text:p>
      <text:p text:style-name="P6">Only complex alleles: <text:span text:style-name="T4">85</text:span></text:p>
      <text:p text:style-name="P3"/>
      <text:p text:style-name="P3">Furthermore, 23 sites with multiple alternate alleles were identified.</text:p>
      <text:p text:style-name="P3"/>
      <text:p text:style-name="P4"><text:span text:style-name="T2">In order to obtain information as to the genes containing the identified polymorphic sites, Annovar (v0.2) was used to annotate genes for each found variant. The 5 genes with the largest number of polymorphisms were found to be:</text:span></text:p>
      <text:p text:style-name="P3"/>
      <text:p text:style-name="P7">RBFOX1: <text:span text:style-name="T4">156 sites</text:span></text:p>
      <text:p text:style-name="P7">CACNA1H: <text:span text:style-name="T4">50 sites</text:span></text:p>
      <text:p text:style-name="P7">USP7: <text:span text:style-name="T4">47 sites</text:span></text:p>
      <text:p text:style-name="P7">ABAT: <text:span text:style-name="T4">46 sites</text:span></text:p>
      <text:p text:style-name="P7">CLCN7: <text:span text:style-name="T4">39 sit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4T18:38:18.480000000</meta:creation-date>
    <dc:date>2020-11-04T19:16:10.368000000</dc:date>
    <meta:editing-duration>PT17M6S</meta:editing-duration>
    <meta:editing-cycles>6</meta:editing-cycles>
    <meta:generator>LibreOffice/6.3.3.2$Windows_X86_64 LibreOffice_project/a64200df03143b798afd1ec74a12ab50359878ed</meta:generator>
    <meta:document-statistic meta:table-count="0" meta:image-count="0" meta:object-count="0" meta:page-count="1" meta:paragraph-count="18" meta:word-count="220" meta:character-count="1349" meta:non-whitespace-character-count="1147"/>
  </office:meta>
</office:document-meta>
</file>